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Title" style:master-page-name="Standard">
      <style:paragraph-properties fo:margin-top="0.1665in" fo:margin-bottom="0.0835in" style:contextual-spacing="false" fo:text-align="center" style:justify-single-word="false" style:page-numb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son Kumpf</text:p>
      <text:p text:style-name="P1"/>
      <text:p text:style-name="P1">Looking to work with a strong team with a diversity of experiences and perspectives that enjoy what they do. I have 20+ years in software development where system admin was required. <text:s/>I have a strong work ethic with a lot of good experience from a variety of areas. </text:p>
      <text:p text:style-name="P1"/>
      <text:p text:style-name="P1">Versatility with the ability to learn fast and adapt well. I work well autonomously and with teams and have very strong written and verbal communication skills. <text:s/>I had to take some time off for family obligations but eager to get back to what I lov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09T13:03:56</meta:creation-date>
    <dc:language>en-US</dc:language>
    <dc:date>2020-09-09T13:05:14</dc:date>
    <meta:editing-cycles>1</meta:editing-cycles>
    <meta:editing-duration>PT1M</meta:editing-duration>
    <meta:generator>LibreOffice/7.0.1.2$MacOSX_X86_64 LibreOffice_project/7cbcfc562f6eb6708b5ff7d7397325de9e764452</meta:generator>
    <meta:document-statistic meta:table-count="0" meta:image-count="0" meta:object-count="0" meta:page-count="1" meta:paragraph-count="3" meta:word-count="95" meta:character-count="527" meta:non-whitespace-character-count="432"/>
  </office:meta>
</office:document-meta>
</file>